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Light" svg:font-family="'Ubuntu Light'" style:font-pitch="variable"/>
  </office:font-face-decls>
  <office:automatic-styles>
    <style:style style:name="Table1" style:family="table">
      <style:table-properties style:width="4.125in" table:align="left"/>
    </style:style>
    <style:style style:name="Table1.A" style:family="table-column">
      <style:table-column-properties style:column-width="0.9243in"/>
    </style:style>
    <style:style style:name="Table1.B" style:family="table-column">
      <style:table-column-properties style:column-width="1.8882in"/>
    </style:style>
    <style:style style:name="Table1.C" style:family="table-column">
      <style:table-column-properties style:column-width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Ubuntu Light" fo:font-size="12pt" style:font-size-asian="12pt" style:font-size-complex="12pt"/>
    </style:style>
    <style:style style:name="P2" style:family="paragraph" style:parent-style-name="Preformatted_20_Text" style:list-style-name="L1">
      <style:text-properties style:font-name="Ubuntu Light" fo:font-size="12pt" style:font-size-asian="12pt" style:font-size-complex="12pt"/>
    </style:style>
    <style:style style:name="P3" style:family="paragraph" style:parent-style-name="Preformatted_20_Text" style:list-style-name="L1">
      <style:text-properties style:font-name="Ubuntu Light" fo:font-size="12pt" officeooo:paragraph-rsid="001a8bad" style:font-size-asian="12pt" style:font-size-complex="12pt"/>
    </style:style>
    <style:style style:name="P4" style:family="paragraph" style:parent-style-name="Preformatted_20_Text">
      <style:text-properties style:font-name="Ubuntu Light"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Ubuntu Light" fo:font-size="12pt" fo:font-weight="normal" style:font-size-asian="12pt" style:font-weight-asian="normal" style:font-size-complex="12pt" style:font-weight-complex="normal"/>
    </style:style>
    <style:style style:name="P6" style:family="paragraph" style:parent-style-name="Preformatted_20_Text">
      <style:text-properties style:font-name="Ubuntu Light" fo:font-size="14pt" style:font-size-asian="14pt" style:font-size-complex="14pt"/>
    </style:style>
    <style:style style:name="P7" style:family="paragraph" style:parent-style-name="Table_20_Contents">
      <style:text-properties style:font-name="Ubuntu Light" fo:font-size="12pt" style:font-name-asian="Noto Sans Mono CJK SC" style:font-size-asian="12pt" style:font-name-complex="Liberation Mono" style:font-size-complex="12pt"/>
    </style:style>
    <style:style style:name="P8" style:family="paragraph" style:parent-style-name="Table_20_Contents">
      <style:text-properties style:font-name="Ubuntu Light" fo:font-size="12pt" fo:font-weight="bold" style:font-name-asian="Noto Sans Mono CJK SC" style:font-size-asian="12pt" style:font-weight-asian="bold" style:font-name-complex="Liberation Mono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583in" fo:text-indent="-0.25in" fo:margin-left="0.6583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9083in" fo:text-indent="-0.25in" fo:margin-left="0.9083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1583in" fo:text-indent="-0.25in" fo:margin-left="1.1583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4083in" fo:text-indent="-0.25in" fo:margin-left="1.4083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6583in" fo:text-indent="-0.25in" fo:margin-left="1.6583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9083in" fo:text-indent="-0.25in" fo:margin-left="1.9083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1583in" fo:text-indent="-0.25in" fo:margin-left="2.1583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4083in" fo:text-indent="-0.25in" fo:margin-left="2.4083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6583in" fo:text-indent="-0.25in" fo:margin-left="2.6583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9083in" fo:text-indent="-0.25in" fo:margin-left="2.908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turnConveyor</text:p>
      <text:p text:style-name="P1">A simple turning mechanism for Intralogistics</text:p>
      <text:p text:style-name="P1"/>
      <text:p text:style-name="P5">Here, the conveyor based turning will be developed in steps. A MVP product which can turn based on dynamics will be developed as an initial step. This will be broken into following steps. </text:p>
      <text:p text:style-name="P5"/>
      <text:p text:style-name="P6"><text:span text:style-name="T1">Step 1 - Interface defenition and model building:</text:span></text:p>
      <text:p text:style-name="P4">Components:</text:p>
      <text:list xml:id="list4242182087" text:style-name="L1">
        <text:list-item>
          <text:p text:style-name="P2">3 Conveyors</text:p>
          <text:list>
            <text:list-item>
              <text:p text:style-name="P3">Turn Process <text:s text:c="7"/>= 2</text:p>
            </text:list-item>
            <text:list-item>
              <text:p text:style-name="P3">Transfer Process <text:s text:c="3"/>= 1</text:p>
            </text:list-item>
          </text:list>
        </text:list-item>
        <text:list-item>
          <text:p text:style-name="P2">Ultrasonic Sensors</text:p>
          <text:list>
            <text:list-item>
              <text:p text:style-name="P2">Start Turn Conveyor</text:p>
            </text:list-item>
            <text:list-item>
              <text:p text:style-name="P2">Start the Turn Process</text:p>
            </text:list-item>
            <text:list-item>
              <text:p text:style-name="P2">Stop the Turn Process and Start the Transfer</text:p>
            </text:list-item>
          </text:list>
        </text:list-item>
        <text:list-item>
          <text:p text:style-name="P2">Test Package</text:p>
          <text:list>
            <text:list-item>
              <text:p text:style-name="P2">250 X 125 X 100 (mm)</text:p>
            </text:list-item>
          </text:list>
        </text:list-item>
        <text:list-item>
          <text:p text:style-name="P2">Mechanism to detect the Package turned angle</text:p>
          <text:list>
            <text:list-item>
              <text:p text:style-name="P2">Here a conveyor dynamics based turn is detected. </text:p>
            </text:list-item>
          </text:list>
        </text:list-item>
      </text:list>
      <text:p text:style-name="P1"/>
      <text:p text:style-name="P4">Interface: User &lt;-&gt; VREP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263594562528">
          <table:table-cell table:style-name="Table1.A1" office:value-type="string">
            <text:p text:style-name="P8">DataType</text:p>
          </table:table-cell>
          <table:table-cell table:style-name="Table1.A1" office:value-type="string">
            <text:p text:style-name="P8">Variable</text:p>
          </table:table-cell>
          <table:table-cell table:style-name="Table1.C1" office:value-type="string">
            <text:p text:style-name="P8">Init Value</text:p>
          </table:table-cell>
        </table:table-row>
        <table:table-row table:style-name="TableLine94263594562528">
          <table:table-cell table:style-name="Table1.A2" office:value-type="string">
            <text:p text:style-name="P7">BOOL</text:p>
          </table:table-cell>
          <table:table-cell table:style-name="Table1.A2" office:value-type="string">
            <text:p text:style-name="P7">bStartTurnConveyor</text:p>
          </table:table-cell>
          <table:table-cell table:style-name="Table1.C2" office:value-type="string">
            <text:p text:style-name="P7"/>
          </table:table-cell>
        </table:table-row>
        <table:table-row table:style-name="TableLine94263594562528">
          <table:table-cell table:style-name="Table1.A2" office:value-type="string">
            <text:p text:style-name="P7">BOOL</text:p>
          </table:table-cell>
          <table:table-cell table:style-name="Table1.A2" office:value-type="string">
            <text:p text:style-name="P7">bStartTurnProcess</text:p>
          </table:table-cell>
          <table:table-cell table:style-name="Table1.C2" office:value-type="string">
            <text:p text:style-name="P7"/>
          </table:table-cell>
        </table:table-row>
        <table:table-row table:style-name="TableLine94263594562528">
          <table:table-cell table:style-name="Table1.A2" office:value-type="string">
            <text:p text:style-name="P7">BOOL</text:p>
          </table:table-cell>
          <table:table-cell table:style-name="Table1.A2" office:value-type="string">
            <text:p text:style-name="P7">bStopTurnProcess</text:p>
          </table:table-cell>
          <table:table-cell table:style-name="Table1.C2" office:value-type="string">
            <text:p text:style-name="P7"/>
          </table:table-cell>
        </table:table-row>
        <table:table-row table:style-name="TableLine94263594562528">
          <table:table-cell table:style-name="Table1.A2" office:value-type="string">
            <text:p text:style-name="P7">REAL </text:p>
          </table:table-cell>
          <table:table-cell table:style-name="Table1.A2" office:value-type="string">
            <text:p text:style-name="P7">rTurnSpeed</text:p>
          </table:table-cell>
          <table:table-cell table:style-name="Table1.C2" office:value-type="string">
            <text:p text:style-name="P7"/>
          </table:table-cell>
        </table:table-row>
        <table:table-row table:style-name="TableLine94263594562528">
          <table:table-cell table:style-name="Table1.A2" office:value-type="string">
            <text:p text:style-name="P7">REAL</text:p>
          </table:table-cell>
          <table:table-cell table:style-name="Table1.A2" office:value-type="string">
            <text:p text:style-name="P7">rTransferSpeed</text:p>
          </table:table-cell>
          <table:table-cell table:style-name="Table1.C2" office:value-type="string">
            <text:p text:style-name="P7"/>
          </table:table-cell>
        </table:table-row>
        <table:table-row table:style-name="TableLine94263594562528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  <table:table-row table:style-name="TableLine94263594562528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  <table:table-row table:style-name="TableLine94263594562528"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C2" office:value-type="string">
            <text:p text:style-name="P7"/>
          </table:table-cell>
        </table:table-row>
      </table:table>
      <text:p text:style-name="P1"/>
      <text:p text:style-name="P1"/>
      <text:p text:style-name="P1">Tasks</text:p>
      <text:p text:style-name="P1"><text:s text:c="4"/>==&gt; 1. Concept Validation using Physics Simulation</text:p>
      <text:p text:style-name="P1"><text:s text:c="4"/>==&gt; 2. Interface defenition for ROS</text:p>
      <text:p text:style-name="P1"><text:s text:c="4"/>==&gt; 3. Ros Setup. </text:p>
      <text:p text:style-name="P1"/>
      <text:p text:style-name="P1">1. Concept Validation:</text:p>
      <text:p text:style-name="P1"><text:s text:c="4"/>Here a simple model was built in Coppelia Sim Software. </text:p>
      <text:p text:style-name="P1"><text:s text:c="4"/>This model can turn a package.</text:p>
      <text:p text:style-name="P1"><text:s text:c="4"/>However, the orientation of the package cannot be determined. </text:p>
      <text:p text:style-name="P1"><text:s text:c="4"/>Idea 1 - </text:p>
      <text:p text:style-name="P1"><text:s text:c="8"/>Use the dynamics data like, Pakage Dimension, Speed and time. </text:p>
      <text:p text:style-name="P1"><text:s text:c="8"/>With the above data, the orientation can be predicted. </text:p>
      <text:p text:style-name="P1"><text:s text:c="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Light" svg:font-family="'Ubuntu Ligh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3T11:50:41.106400511</dc:date>
    <meta:editing-duration>PT10M12S</meta:editing-duration>
    <meta:editing-cycles>2</meta:editing-cycles>
    <meta:generator>LibreOffice/7.2.1.2$Linux_X86_64 LibreOffice_project/2c9f9a7aa7c967a1b7ec3448959cff87b32f6580</meta:generator>
    <meta:document-statistic meta:table-count="1" meta:image-count="0" meta:object-count="0" meta:page-count="1" meta:paragraph-count="42" meta:word-count="197" meta:character-count="1205" meta:non-whitespace-character-count="989"/>
  </office:meta>
</office:document-meta>
</file>